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Web_20_API">
      <style:graphic-properties draw:textarea-horizontal-align="justify" draw:textarea-vertical-align="middle" draw:auto-grow-height="false" fo:min-height="1.335cm" fo:min-width="6.485cm"/>
    </style:style>
    <style:style style:name="gr3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7.548cm" fo:padding-top="0.151cm" fo:padding-bottom="0.151cm" fo:padding-left="0.276cm" fo:padding-right="0.276cm" draw:shadow-opacity="0%"/>
    </style:style>
    <style:style style:name="gr5" style:family="graphic" style:parent-style-name="Web_20_API_20_small">
      <style:graphic-properties draw:textarea-horizontal-align="justify" draw:textarea-vertical-align="middle" draw:auto-grow-height="false" fo:min-height="0.122cm" fo:min-width="1.588cm"/>
    </style:style>
    <style:style style:name="gr6" style:family="graphic" style:parent-style-name="AuthN">
      <style:graphic-properties draw:textarea-horizontal-align="justify" draw:textarea-vertical-align="middle" draw:auto-grow-height="false" fo:min-height="1.27cm" fo:min-width="7.809cm"/>
    </style:style>
    <style:style style:name="gr7" style:family="graphic" style:parent-style-name="standard">
      <style:graphic-properties draw:stroke="none" svg:stroke-color="#000000" draw:fill="none" draw:fill-color="#ffffff" fo:min-height="0.781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22cm" fo:min-width="0.072cm"/>
    </style:style>
    <style:style style:name="gr9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643cm" fo:min-width="7.548cm" fo:padding-top="0.151cm" fo:padding-bottom="0.151cm" fo:padding-left="0.276cm" fo:padding-right="0.276cm" draw:shadow-opacity="0%"/>
    </style:style>
    <style:style style:name="gr10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8.818cm" fo:min-width="10.496cm" fo:padding-top="0.151cm" fo:padding-bottom="0.151cm" fo:padding-left="0.276cm" fo:padding-right="0.276cm" draw:shadow-opacity="0%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4" style:family="graphic" style:parent-style-name="AuthN">
      <style:graphic-properties draw:textarea-horizontal-align="justify" draw:textarea-vertical-align="middle" draw:auto-grow-height="false" fo:min-height="1.27cm" fo:min-width="10.033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AuthN">
      <style:graphic-properties draw:textarea-horizontal-align="justify" draw:textarea-vertical-align="middle" draw:auto-grow-height="false" fo:min-height="1.27cm" fo:min-width="7.29cm"/>
    </style:style>
    <style:style style:name="gr17" style:family="graphic" style:parent-style-name="AuthN">
      <style:graphic-properties draw:textarea-horizontal-align="justify" draw:textarea-vertical-align="middle" draw:auto-grow-height="false" fo:min-height="1.288cm" fo:min-width="6.795cm"/>
    </style:style>
    <style:style style:name="gr18" style:family="graphic" style:parent-style-name="AuthN">
      <style:graphic-properties draw:textarea-horizontal-align="justify" draw:textarea-vertical-align="middle" draw:auto-grow-height="false" fo:min-height="1.146cm" fo:min-width="5.21cm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20" style:family="graphic" style:parent-style-name="standard">
      <style:graphic-properties svg:stroke-color="#000000" draw:textarea-vertical-align="middle"/>
    </style:style>
    <style:style style:name="P1" style:family="paragraph">
      <style:text-properties style:font-name="Liberation Sans1"/>
    </style:style>
    <style:style style:name="P2" style:family="paragraph">
      <loext:graphic-properties draw:fill="none" draw:fill-color="#ffffff"/>
      <style:text-properties style:font-name="Liberation Sans1" fo:font-weight="bold" style:font-weight-asian="bold" style:font-weight-complex="bold"/>
    </style:style>
    <style:style style:name="P3" style:family="paragraph">
      <style:paragraph-properties fo:text-align="center"/>
      <style:text-properties style:font-name="Liberation Sans1"/>
    </style:style>
    <style:style style:name="P4" style:family="paragraph">
      <style:paragraph-properties fo:text-align="center"/>
      <style:text-properties style:font-name="Liberation Sans1" style:font-size-asian="18pt" style:font-weight-asian="bold" style:font-size-complex="18pt" style:font-weight-complex="bold"/>
    </style:style>
    <style:style style:name="P5" style:family="paragraph">
      <loext:graphic-properties draw:fill="none"/>
      <style:paragraph-properties fo:text-align="center"/>
      <style:text-properties style:font-name="Liberation Sans1"/>
    </style:style>
    <style:style style:name="P6" style:family="paragraph">
      <loext:graphic-properties draw:fill="solid" draw:fill-color="#729fcf" draw:opacity="0%"/>
      <style:paragraph-properties fo:text-align="center"/>
      <style:text-properties style:font-name="Liberation Sans1"/>
    </style:style>
    <style:style style:name="P7" style:family="paragraph">
      <style:paragraph-properties fo:text-align="center"/>
      <style:text-properties style:font-name="Liberation Sans1" style:font-weight-asian="bold" style:font-weight-complex="bold"/>
    </style:style>
    <style:style style:name="P8" style:family="paragraph">
      <loext:graphic-properties draw:fill="solid" draw:fill-color="#000000"/>
      <style:paragraph-properties fo:text-align="center"/>
      <style:text-properties style:font-name="Liberation Sans1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321cm" svg:height="0.962cm" svg:x="0.306cm" svg:y="0.211cm">
          <draw:text-box>
            <text:p text:style-name="P1"><text:span text:style-name="T1">SecurityFilterC</text:span><text:span text:style-name="T1">hain</text:span></text:p>
          </draw:text-box>
        </draw:frame>
        <draw:custom-shape draw:style-name="gr2" draw:text-style-name="P4" draw:layer="layout" svg:width="6.985cm" svg:height="1.585cm" svg:x="1.266cm" svg:y="3.443cm">
          <text:p text:style-name="P3"><text:span text:style-name="T2">AbstractAuthentication</text:span><text:span text:style-name="T2"><text:line-break/></text:span><text:span text:style-name="T2">ProcessingFilter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.741cm" svg:y1="2.343cm" svg:x2="4.741cm" svg:y2="3.486cm" svg:d="M4741 2343v1143" svg:viewBox="0 0 1 1144">
          <text:p/>
        </draw:connector>
        <draw:custom-shape draw:style-name="gr4" draw:text-style-name="P6" draw:layer="layout" svg:width="8.1cm" svg:height="6.187cm" svg:x="0.641cm" svg:y="1.1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88cm" svg:height="0.372cm" svg:x="3.691cm" svg:y="1.4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88cm" svg:height="0.372cm" svg:x="3.691cm" svg:y="1.9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88cm" svg:height="0.372cm" svg:x="3.691cm" svg:y="6.1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88cm" svg:height="0.372cm" svg:x="3.691cm" svg:y="6.705cm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.741cm" svg:y1="5.044cm" svg:x2="4.741cm" svg:y2="6.187cm" svg:d="M4741 5044v1143" svg:viewBox="0 0 1 1144">
          <text:p/>
        </draw:connector>
        <draw:custom-shape draw:style-name="gr6" draw:text-style-name="P7" draw:layer="layout" svg:width="7.809cm" svg:height="1.27cm" svg:x="11.606cm" svg:y="4.254cm">
          <text:p text:style-name="P3"><text:span text:style-name="T1">AuthenticationManager</text:span>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5.296cm" svg:height="1.031cm" svg:x="10.173cm" svg:y="5.914cm">
          <draw:text-box>
            <text:p text:style-name="P1"><text:span text:style-name="T1">Authenticated?</text:span></text:p>
          </draw:text-box>
        </draw:frame>
        <draw:custom-shape draw:style-name="gr8" draw:text-style-name="P5" xml:id="id4" draw:id="id4" draw:layer="layout" svg:width="1.143cm" svg:height="1.143cm" svg:x="14.844cm" svg:y="7.0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8.1cm" svg:height="5.945cm" svg:x="0.641cm" svg:y="9.9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1.048cm" svg:height="9.12cm" svg:x="10.028cm" svg:y="9.962cm">
          <text:p/>
          <draw:enhanced-geometry svg:viewBox="0 0 21600 21600" draw:type="rectangle" draw:enhanced-path="M 0 0 L 21600 0 21600 21600 0 21600 0 0 Z N"/>
        </draw:custom-shape>
        <draw:line draw:style-name="gr11" draw:text-style-name="P5" xml:id="id3" draw:id="id3" draw:layer="layout" svg:x1="4.713cm" svg:y1="7.634cm" svg:x2="4.714cm" svg:y2="10.014cm">
          <text:p/>
        </draw:line>
        <draw:line draw:style-name="gr11" draw:text-style-name="P5" draw:layer="layout" svg:x1="15.415cm" svg:y1="8.217cm" svg:x2="15.415cm" svg:y2="9.995cm">
          <text:p/>
        </draw:line>
        <draw:frame draw:style-name="gr12" draw:text-style-name="P2" draw:layer="layout" svg:width="2.585cm" svg:height="0.962cm" svg:x="1.68cm" svg:y="8.296cm">
          <draw:text-box>
            <text:p text:style-name="P1"><text:span text:style-name="T1">Failure</text:span></text:p>
          </draw:text-box>
        </draw:frame>
        <draw:frame draw:style-name="gr13" draw:text-style-name="P2" draw:layer="layout" svg:width="3.072cm" svg:height="0.962cm" svg:x="11.96cm" svg:y="8.286cm">
          <draw:text-box>
            <text:p text:style-name="P1"><text:span text:style-name="T1">Success</text:span></text:p>
          </draw:text-box>
        </draw:frame>
        <draw:custom-shape draw:style-name="gr14" draw:text-style-name="P7" draw:layer="layout" svg:width="10.033cm" svg:height="1.27cm" svg:x="10.662cm" svg:y="11.921cm">
          <text:p text:style-name="P3"><text:span text:style-name="T1">SecurityContextHol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0.033cm" svg:height="1.27cm" svg:x="10.662cm" svg:y="17.152cm">
          <text:p text:style-name="P3"><text:span text:style-name="T1">AuthenticationSuccessHandler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0.033cm" svg:height="1.27cm" svg:x="10.662cm" svg:y="13.648cm">
          <text:p text:style-name="P3"><text:span text:style-name="T1">RememberMeServices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0.033cm" svg:height="1.27cm" svg:x="10.662cm" svg:y="10.192cm">
          <text:p text:style-name="P3"><text:span text:style-name="T1">SessionAuthenticationStrategy</text:span></text:p>
          <draw:enhanced-geometry svg:viewBox="0 0 21600 21600" draw:type="rectangle" draw:enhanced-path="M 0 0 L 21600 0 21600 21600 0 21600 0 0 Z N"/>
        </draw:custom-shape>
        <draw:line draw:style-name="gr15" draw:text-style-name="P5" xml:id="id1" draw:id="id1" draw:layer="layout" svg:x1="8.777cm" svg:y1="4.332cm" svg:x2="10.174cm" svg:y2="4.332cm">
          <text:p/>
        </draw:line>
        <draw:line draw:style-name="gr11" draw:text-style-name="P5" xml:id="id2" draw:id="id2" draw:layer="layout" svg:x1="15.454cm" svg:y1="0.395cm" svg:x2="15.424cm" svg:y2="4.175cm">
          <text:p/>
        </draw:line>
        <draw:custom-shape draw:style-name="gr14" draw:text-style-name="P7" draw:layer="layout" svg:width="10.033cm" svg:height="1.27cm" svg:x="10.662cm" svg:y="15.451cm">
          <text:p text:style-name="P3"><text:span text:style-name="T1">ApplicationEventPublisher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7.29cm" svg:height="1.27cm" svg:x="1.106cm" svg:y="10.254cm">
          <text:p text:style-name="P3"><text:span text:style-name="T1">SecurityContextHolder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7.29cm" svg:height="1.27cm" svg:x="1.106cm" svg:y="12.054cm">
          <text:p text:style-name="P3"><text:span text:style-name="T1">RememberMeServices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7.295cm" svg:height="1.538cm" svg:x="1.074cm" svg:y="13.854cm">
          <text:p text:style-name="P3"><text:span text:style-name="T1">Authentication</text:span></text:p>
          <text:p text:style-name="P3"><text:span text:style-name="T1">FailureHandler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5.334cm" svg:height="1.27cm" svg:x="12.887cm" svg:y="0.776cm">
          <text:p text:style-name="P3"><text:span text:style-name="T1">Authent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draw:layer="layout" svg:width="0.635cm" svg:height="0.635cm" svg:x="11.786cm" svg:y="1.17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15.427cm" svg:y1="5.55cm" svg:x2="15.427cm" svg:y2="7.074cm">
          <text:p/>
        </draw:line>
        <draw:custom-shape draw:style-name="gr19" draw:text-style-name="P8" draw:layer="layout" svg:width="0.635cm" svg:height="0.635cm" svg:x="14.386cm" svg:y="2.77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35cm" svg:height="0.635cm" svg:x="4.386cm" svg:y="8.47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635cm" svg:height="0.635cm" svg:x="15.077cm" svg:y="8.457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line-skew="0.471cm" svg:x1="10.174cm" svg:y1="4.332cm" svg:x2="15.439cm" svg:y2="0.395cm" draw:start-shape="id1" draw:start-glue-point="1" draw:end-shape="id2" draw:end-glue-point="0" svg:d="M10174 4332v-3967h5265v30" svg:viewBox="0 0 5266 3968">
          <text:p/>
        </draw:connector>
        <draw:connector draw:style-name="gr20" draw:text-style-name="P9" draw:layer="layout" svg:x1="4.713cm" svg:y1="7.634cm" svg:x2="14.844cm" svg:y2="7.635cm" draw:start-shape="id3" draw:start-glue-point="0" draw:end-shape="id4" draw:end-glue-point="5" svg:d="M4713 7634h5140v1h4991" svg:viewBox="0 0 10132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small" style:display-name="Web API small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3:03:31.607019696</meta:creation-date>
    <meta:editing-duration>PT1H13M54S</meta:editing-duration>
    <meta:editing-cycles>3</meta:editing-cycles>
    <meta:generator>LibreOffice/6.0.7.3$Linux_X86_64 LibreOffice_project/00m0$Build-3</meta:generator>
    <dc:date>2020-03-03T14:13:40.168719227</dc:date>
    <meta:document-statistic meta:object-count="36"/>
    <meta:template xlink:type="simple" xlink:actuate="onRequest" xlink:title="palette" xlink:href="../../../../../../../../../../../../../Templates/Spring/palette.otg" meta:date="2020-02-27T13:03:31.277978297"/>
  </office:meta>
</office:document-meta>
</file>